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 table:number-rows-repeated="10478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06:32:28.293604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27T06:36:11.499482549</dc:date>
    <dc:creator>Jesus Castagnetto</dc:creator>
    <meta:editing-duration>P5DT14H59M9S</meta:editing-duration>
    <meta:editing-cycles>505</meta:editing-cycles>
    <meta:generator>LibreOffice/6.4.7.2$Linux_X86_64 LibreOffice_project/40$Build-2</meta:generator>
    <meta:document-statistic meta:table-count="1" meta:cell-count="5200" meta:object-count="0"/>
  </office:meta>
</office:document-meta>
</file>